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C000002E5564D271433B2A62E.png" manifest:media-type="image/png"/>
  <manifest:file-entry manifest:full-path="Pictures/100000010000050C000002E542A85D7B4F06236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2c18" officeooo:paragraph-rsid="001c2c18"/>
    </style:style>
    <style:style style:name="P2" style:family="paragraph" style:parent-style-name="Standard">
      <style:paragraph-properties fo:break-before="page"/>
      <style:text-properties officeooo:rsid="001c2c18" officeooo:paragraph-rsid="001c2c18"/>
    </style:style>
    <style:style style:name="T1" style:family="text">
      <style:text-properties officeooo:rsid="001d677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– <text:span text:style-name="T1">1</text:span></text:p>
      <text:p text:style-name="P1"/>
      <text:p text:style-name="P1"><draw:frame draw:style-name="fr2" draw:name="Image1" text:anchor-type="char" svg:x="-3.697cm" svg:y="0.494cm" svg:width="20.712cm" svg:height="13.204cm" draw:z-index="0"><draw:image xlink:href="Pictures/100000010000050C000002E542A85D7B4F062368.png" xlink:type="simple" xlink:show="embed" xlink:actuate="onLoad" draw:mime-type="image/png"/></draw:frame></text:p>
      <text:p text:style-name="P1"/>
      <text:p text:style-name="P2"><draw:frame draw:style-name="fr1" draw:name="Image2" text:anchor-type="char" svg:width="20.001cm" svg:height="11.352cm" draw:z-index="1"><draw:image xlink:href="Pictures/100000010000050C000002E5564D271433B2A62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4:21:11.799123349</meta:creation-date>
    <dc:date>2024-03-21T14:48:49.781262329</dc:date>
    <meta:editing-duration>PT6M12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2" meta:paragraph-count="1" meta:word-count="3" meta:character-count="18" meta:non-whitespace-character-count="15"/>
  </office:meta>
</office:document-meta>
</file>